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margin-right="-0.0006in"/>
    </style:style>
    <style:style style:name="T2" style:parent-style-name="VarsayılanParagrafYazıTipi" style:family="text">
      <style:text-properties fo:font-weight="bold" style:font-weight-asian="bold" fo:font-size="8pt" style:font-size-asian="8pt" style:font-size-complex="8pt"/>
    </style:style>
    <style:style style:name="T3" style:parent-style-name="VarsayılanParagrafYazıTipi" style:family="text">
      <style:text-properties fo:font-weight="bold" style:font-weight-asian="bold" fo:font-size="8pt" style:font-size-asian="8pt" style:font-size-complex="8pt"/>
    </style:style>
    <style:style style:name="T4" style:parent-style-name="VarsayılanParagrafYazıTipi" style:family="text">
      <style:text-properties fo:font-weight="bold" style:font-weight-asian="bold" fo:font-size="8pt" style:font-size-asian="8pt" style:font-size-complex="8pt"/>
    </style:style>
    <style:style style:name="T5" style:parent-style-name="VarsayılanParagrafYazıTipi" style:family="text">
      <style:text-properties fo:font-weight="bold" style:font-weight-asian="bold" fo:font-size="8pt" style:font-size-asian="8pt" style:font-size-complex="8pt"/>
    </style:style>
    <style:style style:name="T6" style:parent-style-name="VarsayılanParagrafYazıTipi" style:family="text">
      <style:text-properties fo:font-weight="bold" style:font-weight-asian="bold"/>
    </style:style>
    <style:style style:name="P7" style:parent-style-name="Standard" style:family="paragraph">
      <style:paragraph-properties fo:text-align="center" fo:margin-right="-0.0006in"/>
      <style:text-properties fo:font-weight="bold" style:font-weight-asian="bold" fo:font-size="8pt" style:font-size-asian="8pt" style:font-size-complex="8pt"/>
    </style:style>
    <style:style style:name="P8" style:parent-style-name="Standard" style:family="paragraph">
      <style:paragraph-properties fo:text-align="center" fo:margin-right="-0.0006in"/>
    </style:style>
    <style:style style:name="T9" style:parent-style-name="VarsayılanParagrafYazıTipi" style:family="text">
      <style:text-properties fo:font-weight="bold" style:font-weight-asian="bold" fo:font-size="8pt" style:font-size-asian="8pt" style:font-size-complex="8pt"/>
    </style:style>
    <style:style style:name="T10" style:parent-style-name="VarsayılanParagrafYazıTipi" style:family="text">
      <style:text-properties fo:font-weight="bold" style:font-weight-asian="bold" fo:font-size="8pt" style:font-size-asian="8pt" style:font-size-complex="8pt"/>
    </style:style>
    <style:style style:name="T11" style:parent-style-name="VarsayılanParagrafYazıTipi" style:family="text">
      <style:text-properties fo:font-weight="bold" style:font-weight-asian="bold"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mirror="vertical"/>
    </style:style>
    <style:style style:family="graphic" style:name="a1" style:parent-style-name="Graphics">
      <style:graphic-properties fo:border="none" fo:background-color="transparent" style:mirror="vertical"/>
    </style:style>
  </office:automatic-styles>
  <office:body>
    <office:text text:use-soft-page-breaks="true">
      <text:p text:style-name="P1"><text:span text:style-name="T2"><text:line-break/></text:span><text:span text:style-name="T3">KULLANIM KILAVUZU</text:span><text:span text:style-name="T4"><text:s/>– USER MANUAL</text:span><text:span text:style-name="T5"><text:line-break/></text:span><text:span text:style-name="T6"><draw:frame draw:style-name="a0" draw:name="Resim 1" text:anchor-type="as-char" svg:x="0in" svg:y="0in" svg:width="1.11615in" svg:height="1.11615in" style:rel-width="scale" style:rel-height="scale"><draw:image xlink:href="media/image1.png" xlink:type="simple" xlink:show="embed" xlink:actuate="onLoad"/><svg:title/><svg:desc>kalıp, desen, düzen, grafik, piksel, tasarım içeren bir resim

Yapay zeka tarafından oluşturulmuş içerik yanlış olabilir.</svg:desc></draw:frame></text:span></text:p>
      <text:p text:style-name="P7"/>
      <text:p text:style-name="P8"><text:span text:style-name="T9">MIKROSUB APP</text:span><text:span text:style-name="T10"><text:line-break/></text:span><text:span text:style-name="T11"><draw:frame draw:style-name="a1" draw:name="Resim 2" text:anchor-type="as-char" svg:x="0in" svg:y="0in" svg:width="1.08599in" svg:height="1.08599in" style:rel-width="scale" style:rel-height="scale"><draw:image xlink:href="media/image2.png" xlink:type="simple" xlink:show="embed" xlink:actuate="onLoad"/><svg:title/><svg:desc>kalıp, desen, düzen, kare, piksel, dikiş içeren bir resim

Yapay zeka tarafından oluşturulmuş içerik yanlış olabilir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Başlık4" style:display-name="Başlık 4" style:family="paragraph" style:parent-style-name="Standard" style:next-style-name="Textbody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tr" style:country-asian="TR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KonuBaşlığı" style:display-name="Konu Başlığı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Başlık4Char" style:display-name="Başlık 4 Char" style:family="text" style:parent-style-name="VarsayılanParagrafYazıTipi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3.9368in" fo:page-height="3.9368in" style:print-orientation="portrait" fo:margin-top="0.2958in" fo:margin-left="0.1972in" fo:margin-bottom="0.2958in" fo:margin-right="0.295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urat</meta:initial-creator>
    <dc:creator>Murat Ünal</dc:creator>
    <meta:creation-date>2017-03-16T11:56:00Z</meta:creation-date>
    <dc:date>2025-06-20T09:09:00Z</dc:date>
    <meta:print-date>2024-04-05T16:52:00Z</meta:print-date>
    <meta:template xlink:href="Normal.dotm" xlink:type="simple"/>
    <meta:editing-cycles>6</meta:editing-cycles>
    <meta:editing-duration>PT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" meta:character-count="50" meta:row-count="1" meta:non-whitespace-character-count="44"/>
  </office:meta>
</office:document-meta>
</file>